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Segoe UI" svg:font-family="'Segoe UI'" style:font-adornments="Normalny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 style:shadow="none"/>
    </style:style>
    <style:style style:name="Tabela1.A" style:family="table-column">
      <style:table-column-properties style:column-width="5.203cm" style:rel-column-width="20058*"/>
    </style:style>
    <style:style style:name="Tabela1.B" style:family="table-column">
      <style:table-column-properties style:column-width="11.797cm" style:rel-column-width="45477*"/>
    </style:style>
    <style:style style:name="Tabela1.A1" style:family="table-cell">
      <style:table-cell-properties fo:padding-left="0.199cm" fo:padding-right="0.199cm" fo:padding-top="0.101cm" fo:padding-bottom="0.101cm" fo:border="0.002cm solid #000000"/>
    </style:style>
    <style:style style:name="Tabela1.A2" style:family="table-cell">
      <style:table-cell-properties fo:padding-left="0.199cm" fo:padding-right="0.199cm" fo:padding-top="0.101cm" fo:padding-bottom="0.101cm" fo:border-left="0.002cm solid #000000" fo:border-right="none" fo:border-top="none" fo:border-bottom="0.002cm solid #000000"/>
    </style:style>
    <style:style style:name="Tabela1.B2" style:family="table-cell">
      <style:table-cell-properties fo:padding-left="0.199cm" fo:padding-right="0.199cm" fo:padding-top="0.101cm" fo:padding-bottom="0.101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 style:shadow="none"/>
    </style:style>
    <style:style style:name="Tabela2.A" style:family="table-column">
      <style:table-column-properties style:column-width="3.493cm" style:rel-column-width="13463*"/>
    </style:style>
    <style:style style:name="Tabela2.B" style:family="table-column">
      <style:table-column-properties style:column-width="6.103cm" style:rel-column-width="23526*"/>
    </style:style>
    <style:style style:name="Tabela2.C" style:family="table-column">
      <style:table-column-properties style:column-width="7.405cm" style:rel-column-width="28546*"/>
    </style:style>
    <style:style style:name="Tabela2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ela2.A2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7cm" fo:break-before="page" table:align="margins" style:shadow="none"/>
    </style:style>
    <style:style style:name="Tabela3.A" style:family="table-column">
      <style:table-column-properties style:column-width="2.487cm" style:rel-column-width="9587*"/>
    </style:style>
    <style:style style:name="Tabela3.B" style:family="table-column">
      <style:table-column-properties style:column-width="14.513cm" style:rel-column-width="55948*"/>
    </style:style>
    <style:style style:name="Tabela3.A1" style:family="table-cell">
      <style:table-cell-properties fo:padding-left="0.199cm" fo:padding-right="0.199cm" fo:padding-top="0.101cm" fo:padding-bottom="0.101cm" fo:border="0.002cm solid #000000"/>
    </style:style>
    <style:style style:name="Tabela3.A2" style:family="table-cell">
      <style:table-cell-properties fo:padding-left="0.199cm" fo:padding-right="0.199cm" fo:padding-top="0.101cm" fo:padding-bottom="0.101cm" fo:border-left="0.002cm solid #000000" fo:border-right="none" fo:border-top="none" fo:border-bottom="0.002cm solid #000000"/>
    </style:style>
    <style:style style:name="Tabela3.B2" style:family="table-cell">
      <style:table-cell-properties fo:padding-left="0.199cm" fo:padding-right="0.199cm" fo:padding-top="0.101cm" fo:padding-bottom="0.101cm" fo:border-left="0.002cm solid #000000" fo:border-right="0.002cm solid #000000" fo:border-top="none" fo:border-bottom="0.002cm solid #000000"/>
    </style:style>
    <style:style style:name="Tabela4" style:family="table">
      <style:table-properties style:width="17cm" fo:break-before="page" table:align="margins" style:shadow="none"/>
    </style:style>
    <style:style style:name="Tabela4.A" style:family="table-column">
      <style:table-column-properties style:column-width="4.001cm" style:rel-column-width="2268*"/>
    </style:style>
    <style:style style:name="Tabela4.B" style:family="table-column">
      <style:table-column-properties style:column-width="6.5cm" style:rel-column-width="3685*"/>
    </style:style>
    <style:style style:name="Tabela4.A1" style:family="table-cell">
      <style:table-cell-properties fo:padding-left="0.199cm" fo:padding-right="0.199cm" fo:padding-top="0.101cm" fo:padding-bottom="0.101cm" fo:border="0.002cm solid #000000"/>
    </style:style>
    <style:style style:name="Tabela4.A2" style:family="table-cell">
      <style:table-cell-properties fo:padding-left="0.199cm" fo:padding-right="0.199cm" fo:padding-top="0.101cm" fo:padding-bottom="0.101cm" fo:border-left="0.002cm solid #000000" fo:border-right="none" fo:border-top="none" fo:border-bottom="0.002cm solid #000000"/>
    </style:style>
    <style:style style:name="Tabela4.C2" style:family="table-cell">
      <style:table-cell-properties fo:padding-left="0.199cm" fo:padding-right="0.199cm" fo:padding-top="0.101cm" fo:padding-bottom="0.101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loext:contextual-spacing="false" fo:margin-top="0cm" fo:margin-bottom="0cm"/>
      <style:text-properties style:font-name="Calibri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P3" style:family="paragraph" style:parent-style-name="Table_20_Contents" style:list-style-name="L11"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 style:list-style-name="L5">
      <style:text-properties style:font-name="Calibri" fo:font-size="10pt" style:font-size-asian="10pt" style:font-size-complex="10pt"/>
    </style:style>
    <style:style style:name="P7" style:family="paragraph" style:parent-style-name="Standard" style:list-style-name="L6">
      <style:text-properties style:font-name="Calibri" fo:font-size="10pt" style:font-size-asian="10pt" style:font-size-complex="10pt"/>
    </style:style>
    <style:style style:name="P8" style:family="paragraph" style:parent-style-name="Standard" style:list-style-name="L1">
      <style:text-properties style:font-name="Calibri" fo:font-size="10pt" style:font-size-asian="10pt" style:font-size-complex="10pt"/>
    </style:style>
    <style:style style:name="P9" style:family="paragraph" style:parent-style-name="Standard" style:list-style-name="L2">
      <style:text-properties style:font-name="Calibri" fo:font-size="10pt" style:font-size-asian="10pt" style:font-size-complex="10pt"/>
    </style:style>
    <style:style style:name="P10" style:family="paragraph" style:parent-style-name="Standard" style:list-style-name="L3">
      <style:text-properties style:font-name="Calibri" fo:font-size="10pt" style:font-size-asian="10pt" style:font-size-complex="10pt"/>
    </style:style>
    <style:style style:name="P11" style:family="paragraph" style:parent-style-name="Standard" style:list-style-name="L12">
      <style:text-properties style:font-name="Calibri" fo:font-size="10pt" style:font-size-asian="10pt" style:font-size-complex="10pt"/>
    </style:style>
    <style:style style:name="P12" style:family="paragraph" style:parent-style-name="Standard" style:list-style-name="L5">
      <style:text-properties fo:font-size="10pt" style:font-size-asian="10pt" style:font-size-complex="10pt"/>
    </style:style>
    <style:style style:name="P13" style:family="paragraph" style:parent-style-name="Standard" style:list-style-name="L6">
      <style:text-properties fo:font-size="10pt" style:font-size-asian="10pt" style:font-size-complex="10pt"/>
    </style:style>
    <style:style style:name="P14" style:family="paragraph" style:parent-style-name="Standard" style:list-style-name="L3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15" style:family="paragraph" style:parent-style-name="Standard">
      <style:paragraph-properties loext:contextual-spacing="false" fo:margin-top="0cm" fo:margin-bottom="0cm" fo:break-before="page"/>
      <style:text-properties style:font-name="Calibri" fo:font-size="10pt" style:font-size-asian="10pt" style:font-size-complex="10pt"/>
    </style:style>
    <style:style style:name="P16" style:family="paragraph" style:parent-style-name="Text_20_body">
      <style:paragraph-properties loext:contextual-spacing="false" fo:margin-top="0cm" fo:margin-bottom="0cm"/>
      <style:text-properties style:font-name="Calibri"/>
    </style:style>
    <style:style style:name="P17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18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19" style:family="paragraph" style:parent-style-name="Text_20_body" style:list-style-name="L4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0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1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2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3" style:family="paragraph" style:parent-style-name="Text_20_body" style:list-style-name="L7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4" style:family="paragraph" style:parent-style-name="Text_20_body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5" style:family="paragraph" style:parent-style-name="Text_20_body" style:list-style-name="L13">
      <style:paragraph-properties loext:contextual-spacing="false" fo:margin-top="0cm" fo:margin-bottom="0cm"/>
      <style:text-properties style:font-name="Calibri" fo:font-size="10pt" style:font-size-asian="10pt" style:font-size-complex="10pt"/>
    </style:style>
    <style:style style:name="P26" style:family="paragraph" style:parent-style-name="Text_20_body" style:list-style-name="L4">
      <style:paragraph-properties fo:margin-top="0cm" fo:margin-bottom="0cm"/>
      <style:text-properties fo:font-size="10pt" style:font-size-asian="10pt" style:font-size-complex="10pt"/>
    </style:style>
    <style:style style:name="P27" style:family="paragraph" style:parent-style-name="Text_20_body">
      <style:paragraph-properties loext:contextual-spacing="false" fo:margin-top="0cm" fo:margin-bottom="0cm" fo:break-before="page"/>
      <style:text-properties style:font-name="Calibri"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+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ZEDMIOT: projekt zespołowy II</text:p>
      <text:p text:style-name="P5">KIERUNEK: informatyka semestr VI / stacjonarne</text:p>
      <text:p text:style-name="P5">ROK AKADEMICKI: 2019/2020 semestr letni</text:p>
      <text:p text:style-name="P5">GRUPA:</text:p>
      <text:list xml:id="list1472399243535875959" text:style-name="L12">
        <text:list-item>
          <text:p text:style-name="P11">Górski Michał – 8401</text:p>
        </text:list-item>
        <text:list-item>
          <text:p text:style-name="P11">Kaczorowski Bartosz – 8406</text:p>
        </text:list-item>
        <text:list-item>
          <text:p text:style-name="P11">Kacprzak Klaudia Kamila – 8405</text:p>
        </text:list-item>
      </text:list>
      <text:p text:style-name="P5"/>
      <text:p text:style-name="P5"/>
      <text:p text:style-name="P5"><text:tab/>CEL BIZNESOWY:</text:p>
      <text:p text:style-name="P5"><text:tab/>Stworzenie aplikacji umożliwiającej złożenie zamówienia w wybranym lokalu gastronomicznym z możliwością dostawy do wybranego miejsca, lub odbioru osobistego.</text:p>
      <text:p text:style-name="P5">W aplikacji można przeglądać ofertę dań, lub listę lokali, które są dostępne w serwisie. Dla użytkowników aplikacja jest dostępna z poziomu strony internetowej lub aplikacji moblinej.<text:line-break/>Jednocześnie dla lokali gastronomicznych jest możliwość korzystania z aplikacji desktopowej, w celu zarządzania swoją ofertą oraz podglądu zamówień.</text:p>
      <text:p text:style-name="P5"/>
      <text:p text:style-name="P5"><text:tab/>Aplikacja kierowana jest do osób, które chcą zamówić jedzenie z dowolnego miejsca, ale np. wygodniej im korzystać z formularzy internetowych, lub nie mogą w danej chwili wykonać połączenia telefonicznego.</text:p>
      <text:p text:style-name="P5"/>
      <text:p text:style-name="P5"><text:tab/>Tego typu rozwiązania są popularne i ciągle się rozwijają, stanowiąc wygodną alternatywę dla stałych użytkowników Internetu, lub urządzeń mobilnych. Jednocześnie oferując wygodne zapoznanie się z menu danego lokalu. Jest potrzebne, bo ludzie muszą jeść.</text:p>
      <text:p text:style-name="P5"/>
      <text:p text:style-name="P5"><text:tab/>PLANOWANIE TECHNOLOGIE:</text:p>
      <text:list xml:id="list3813640281163174958" text:style-name="L7">
        <text:list-item>
          <text:p text:style-name="P23">aplikacja desktopowa: C# z wykorzystaniem Visual Studio</text:p>
        </text:list-item>
        <text:list-item>
          <text:p text:style-name="P23">aplikacja mobilna: C# korzystając z Visual Studio</text:p>
        </text:list-item>
        <text:list-item>
          <text:p text:style-name="P23">aplikacja webowa: html, CSS, JS, PHP z wykorzystaniem Visual Studio Code</text:p>
        </text:list-item>
        <text:list-item>
          <text:p text:style-name="P23">baza danych: MySql</text:p>
        </text:list-item>
      </text:list>
      <text:p text:style-name="P17"/>
      <text:p text:style-name="P17"><text:tab/>WYBÓR METODYKI:</text:p>
      <text:p text:style-name="P17"><text:tab/>Stawiamy na SCRUM, ponieważ umożliwia bieżącą analizę pojawiających się rozwiązań oraz problemów, aby móc je przeanalizować i naprawić.</text:p>
      <text:p text:style-name="P17"/>
      <text:p text:style-name="P17"><text:tab/>PODZIAŁ PRAC:</text:p>
      <text:list xml:id="list1323892558932285677" text:style-name="L13">
        <text:list-item>
          <text:p text:style-name="P25">aplikacja desktop – Bartosz Kaczorowski, Klaudia Kamila Kacprzak</text:p>
        </text:list-item>
        <text:list-item>
          <text:p text:style-name="P25">aplikacja web – Michał Górski</text:p>
        </text:list-item>
        <text:list-item>
          <text:p text:style-name="P25">baza danych – Klaudia Kamila Kacprzak</text:p>
        </text:list-item>
        <text:list-item>
          <text:p text:style-name="P25">aplikacja mobilna – cała grupa</text:p>
        </text:list-item>
        <text:list-item>
          <text:p text:style-name="P25">sprawozdanie, diagramy – Klaudia Kamila Kacprzak</text:p>
        </text:list-item>
      </text:list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5">HARMONOGRAM:</text:p>
          </table:table-cell>
          <table:covered-table-cell/>
        </table:table-row>
        <table:table-row>
          <table:table-cell table:style-name="Tabela3.A2" office:value-type="string">
            <text:p text:style-name="P17">09.03.2020</text:p>
          </table:table-cell>
          <table:table-cell table:style-name="Tabela3.B2" office:value-type="string">
            <text:p text:style-name="P17">repozytorium. Temat zadania projektowego </text:p>
          </table:table-cell>
        </table:table-row>
        <table:table-row>
          <table:table-cell table:style-name="Tabela3.A2" office:value-type="string">
            <text:p text:style-name="P17">16.03.2020</text:p>
          </table:table-cell>
          <table:table-cell table:style-name="Tabela3.B2" office:value-type="string">
            <text:p text:style-name="P17">opis biznesowy projektu, założenia, funkcje </text:p>
          </table:table-cell>
        </table:table-row>
        <table:table-row>
          <table:table-cell table:style-name="Tabela3.A2" office:value-type="string">
            <text:p text:style-name="P17">23.03.2020</text:p>
          </table:table-cell>
          <table:table-cell table:style-name="Tabela3.B2" office:value-type="string">
            <text:p text:style-name="P17">wymagania funkcjonalne i niefunkcjonalne, przypadki użycia, diagram przypadków użycia, diagram sekwencji. Technologia, metodyka, podział pracy, harmonogram </text:p>
          </table:table-cell>
        </table:table-row>
        <table:table-row>
          <table:table-cell table:style-name="Tabela3.A2" office:value-type="string">
            <text:p text:style-name="P17">30.03.2020</text:p>
          </table:table-cell>
          <table:table-cell table:style-name="Tabela3.B2" office:value-type="string">
            <text:p text:style-name="P17">testy jednostkowe / opcjonalne</text:p>
          </table:table-cell>
        </table:table-row>
        <table:table-row>
          <table:table-cell table:style-name="Tabela3.A2" office:value-type="string">
            <text:p text:style-name="P17">06.04.2020</text:p>
          </table:table-cell>
          <table:table-cell table:style-name="Tabela3.B2" office:value-type="string">
            <text:p text:style-name="P17">stworzenie bazy danych</text:p>
          </table:table-cell>
        </table:table-row>
        <table:table-row>
          <table:table-cell table:style-name="Tabela3.A2" office:value-type="string">
            <text:p text:style-name="P17">20.04.2020</text:p>
          </table:table-cell>
          <table:table-cell table:style-name="Tabela3.B2" office:value-type="string">
            <text:p text:style-name="P17">praca nad aplikacjami korzystającymi z bazy danych</text:p>
          </table:table-cell>
        </table:table-row>
        <table:table-row>
          <table:table-cell table:style-name="Tabela3.A2" office:value-type="string">
            <text:p text:style-name="P5">27.04.2020</text:p>
          </table:table-cell>
          <table:table-cell table:style-name="Tabela3.B2" office:value-type="string">
            <text:p text:style-name="P5">deadline. np. Komunikacja (zależy od harmonogramu projektu) </text:p>
          </table:table-cell>
        </table:table-row>
        <table:table-row>
          <table:table-cell table:style-name="Tabela3.A2" office:value-type="string">
            <text:p text:style-name="P17">04.05.2020</text:p>
          </table:table-cell>
          <table:table-cell table:style-name="Tabela3.B2" office:value-type="string">
            <text:p text:style-name="P17">praca nad aplikacjami korzystającymi z bazy danych </text:p>
          </table:table-cell>
        </table:table-row>
        <table:table-row>
          <table:table-cell table:style-name="Tabela3.A2" office:value-type="string">
            <text:p text:style-name="P17">11.05.2020</text:p>
          </table:table-cell>
          <table:table-cell table:style-name="Tabela3.B2" office:value-type="string">
            <text:p text:style-name="P17">deadline. np. Interfejs, baza danych (zależy od harmonogramu projektu) </text:p>
          </table:table-cell>
        </table:table-row>
        <table:table-row>
          <table:table-cell table:style-name="Tabela3.A2" office:value-type="string">
            <text:p text:style-name="P17">18.05.2020</text:p>
          </table:table-cell>
          <table:table-cell table:style-name="Tabela3.B2" office:value-type="string">
            <text:p text:style-name="P17">praca nad aplikacjami korzystającymi z bazy danych </text:p>
          </table:table-cell>
        </table:table-row>
        <table:table-row>
          <table:table-cell table:style-name="Tabela3.A2" office:value-type="string">
            <text:p text:style-name="P17">25.05.2020</text:p>
          </table:table-cell>
          <table:table-cell table:style-name="Tabela3.B2" office:value-type="string">
            <text:p text:style-name="P17">deadline. np. Integracja (zależy od harmonogramu projektu) </text:p>
          </table:table-cell>
        </table:table-row>
        <table:table-row>
          <table:table-cell table:style-name="Tabela3.A2" office:value-type="string">
            <text:p text:style-name="P17">01.06.2020</text:p>
          </table:table-cell>
          <table:table-cell table:style-name="Tabela3.B2" office:value-type="string">
            <text:p text:style-name="P17">dopracowanie projektu </text:p>
          </table:table-cell>
        </table:table-row>
        <table:table-row>
          <table:table-cell table:style-name="Tabela3.A2" office:value-type="string">
            <text:p text:style-name="P17">08.06.2020</text:p>
          </table:table-cell>
          <table:table-cell table:style-name="Tabela3.B2" office:value-type="string">
            <text:p text:style-name="P17">dokumentacja techniczna projektu </text:p>
          </table:table-cell>
        </table:table-row>
        <table:table-row>
          <table:table-cell table:style-name="Tabela3.A2" office:value-type="string">
            <text:p text:style-name="P17">15.06.2020</text:p>
          </table:table-cell>
          <table:table-cell table:style-name="Tabela3.B2" office:value-type="string">
            <text:p text:style-name="P17">gotowy projekt </text:p>
          </table:table-cell>
        </table:table-row>
      </table:table>
      <text:p text:style-name="P1"/>
      <text:p text:style-name="P5">ZAŁOŻENIA FUNKCJONALNE:</text:p>
      <text:p text:style-name="P5">aplikacja desktopowa:</text:p>
      <text:list xml:id="list5467027966296236072" text:style-name="L1">
        <text:list-item>
          <text:p text:style-name="P8">przeznaczona tylko dla pracowników lokalu</text:p>
        </text:list-item>
        <text:list-item>
          <text:p text:style-name="P8">podgląd złożonych zamówień</text:p>
        </text:list-item>
        <text:list-item>
          <text:p text:style-name="P8">zarządzanie złożonymi zamówień</text:p>
        </text:list-item>
        <text:list-item>
          <text:p text:style-name="P8">zarządzanie ofertą gastronomiczną swojego lokalu w bazie danych:</text:p>
          <text:list>
            <text:list-item>
              <text:p text:style-name="P8">dodawanie dań do oferty</text:p>
            </text:list-item>
            <text:list-item>
              <text:p text:style-name="P8">usuwanie dań z oferty</text:p>
            </text:list-item>
            <text:list-item>
              <text:p text:style-name="P8">modyfikacja dań z oferty</text:p>
            </text:list-item>
          </text:list>
        </text:list-item>
      </text:list>
      <text:p text:style-name="P5"/>
      <text:p text:style-name="P5">aplikacja webowa:</text:p>
      <text:list xml:id="list579669349774542314" text:style-name="L2">
        <text:list-item>
          <text:p text:style-name="P9">dostępna zarówno dla zarejestrowanych i niezarejestrowanych użytkowników</text:p>
        </text:list-item>
        <text:list-item>
          <text:p text:style-name="P9">przeglądanie współpracujących lokali</text:p>
        </text:list-item>
        <text:list-item>
          <text:p text:style-name="P9">przeglądanie oferty dań współpracujących lokali</text:p>
        </text:list-item>
        <text:list-item>
          <text:p text:style-name="P9">złożenie zamówienia w wybranym lokalu</text:p>
        </text:list-item>
      </text:list>
      <text:p text:style-name="P5"/>
      <text:p text:style-name="P5">aplikacja mobilna:</text:p>
      <text:list xml:id="list818839255695934533" text:style-name="L3">
        <text:list-item>
          <text:p text:style-name="P10">obsługuje tylko zarejestrowanych użytkowników</text:p>
        </text:list-item>
        <text:list-item>
          <text:p text:style-name="P10">przeglądanie współpracujących lokali</text:p>
        </text:list-item>
        <text:list-item>
          <text:p text:style-name="P10">przeglądanie oferty dań współpracujących lokali</text:p>
        </text:list-item>
        <text:list-item>
          <text:p text:style-name="P14">złożenie zamówienia w wybranym lokalu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7">WYMAGANIA SPRZĘTOWE / ZAŁOŻENIA NIEFUNKCJONALNE :</text:p>
          </table:table-cell>
          <table:covered-table-cell/>
        </table:table-row>
        <table:table-row>
          <table:table-cell table:style-name="Tabela1.A2" office:value-type="string">
            <text:p text:style-name="P17">łatwość użytkowania</text:p>
          </table:table-cell>
          <table:table-cell table:style-name="Tabela1.B2" office:value-type="string">
            <text:p text:style-name="P17">większość potencjalnych użytkowników zazwyczaj miała już styczność z podobnie skonstruowanymi rozwiązaniami, zatem nie będzie miało problemu z korzystaniem z tworzonego programu</text:p>
          </table:table-cell>
        </table:table-row>
        <table:table-row>
          <table:table-cell table:style-name="Tabela1.A2" office:value-type="string">
            <text:p text:style-name="P17">niezawodność</text:p>
          </table:table-cell>
          <table:table-cell table:style-name="Tabela1.B2" office:value-type="string">
            <text:p text:style-name="P17">w przypadku braku możliwość z aplikacji, istnieje możliwość zamówienia telefonicznego, aplikacja jest tylko inną formą tej samej usługi</text:p>
          </table:table-cell>
        </table:table-row>
        <table:table-row>
          <table:table-cell table:style-name="Tabela1.A2" office:value-type="string">
            <text:p text:style-name="P17">przenośność</text:p>
          </table:table-cell>
          <table:table-cell table:style-name="Tabela1.B2" office:value-type="string">
            <text:p text:style-name="P17">aplikacja dostępna jest na urządzenia mobilne jako aplikacja, lub jako strona internetowa na dowolne urządzenie z dostępem do internetu</text:p>
          </table:table-cell>
        </table:table-row>
        <table:table-row>
          <table:table-cell table:style-name="Tabela1.A2" office:value-type="string">
            <text:p text:style-name="P17">wsparcie</text:p>
          </table:table-cell>
          <table:table-cell table:style-name="Tabela1.B2" office:value-type="string">
            <text:p text:style-name="P17">jesteśmy krytykę i potencjalne błędy, aby móc dopracować i ulepszać aplikację (przewidziane stworzenie formularza do zgłaszania błędów)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7">ANALIZA RYZYKA: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>pozytywne</text:p>
          </table:table-cell>
          <table:table-cell table:style-name="Tabela2.C2" office:value-type="string">
            <text:p text:style-name="P2">negatywne</text:p>
          </table:table-cell>
        </table:table-row>
        <table:table-row>
          <table:table-cell table:style-name="Tabela2.A2" office:value-type="string">
            <text:p text:style-name="P17">wewnętrzne</text:p>
          </table:table-cell>
          <table:table-cell table:style-name="Tabela2.A2" office:value-type="string">
            <text:list xml:id="list7505393974254518405" text:style-name="L4">
              <text:list-item>
                <text:p text:style-name="P26"><text:span text:style-name="T1">zespół jest zgrany</text:span></text:p>
              </text:list-item>
              <text:list-item>
                <text:p text:style-name="P19">zespół zna swoją metodykę pracy i mocne strony.</text:p>
              </text:list-item>
            </text:list>
          </table:table-cell>
          <table:table-cell table:style-name="Tabela2.C2" office:value-type="string">
            <text:list xml:id="list35384527" text:continue-numbering="true" text:style-name="L4">
              <text:list-item>
                <text:p text:style-name="P19">istnieje ryzyko konfliktu.</text:p>
              </text:list-item>
            </text:list>
          </table:table-cell>
        </table:table-row>
        <table:table-row>
          <table:table-cell table:style-name="Tabela2.A2" office:value-type="string">
            <text:p text:style-name="P17">zewnętrzne</text:p>
          </table:table-cell>
          <table:table-cell table:style-name="Tabela2.A2" office:value-type="string">
            <text:list xml:id="list6857139275458916491" text:style-name="L5">
              <text:list-item>
                <text:p text:style-name="P12"><text:span text:style-name="T1">dostęp do aktualnych technologii</text:span></text:p>
              </text:list-item>
              <text:list-item>
                <text:p text:style-name="P6">dostęp do stabilnych łączy internetowych.</text:p>
              </text:list-item>
            </text:list>
          </table:table-cell>
          <table:table-cell table:style-name="Tabela2.C2" office:value-type="string">
            <text:list xml:id="list5474949549919215123" text:style-name="L6">
              <text:list-item>
                <text:p text:style-name="P13"><text:span text:style-name="T1">problemy niezależne od zespołu takie jak:</text:span></text:p>
                <text:list>
                  <text:list-item>
                    <text:p text:style-name="P7"><text:s/>awarie sprzętowe</text:p>
                  </text:list-item>
                  <text:list-item>
                    <text:p text:style-name="P7">awarie sieci</text:p>
                  </text:list-item>
                  <text:list-item>
                    <text:p text:style-name="P7">choroby</text:p>
                  </text:list-item>
                  <text:list-item>
                    <text:p text:style-name="P7">inne sytuacje losowe.</text:p>
                  </text:list-item>
                </text:list>
              </text:list-item>
              <text:list-item>
                <text:p text:style-name="P7">problemy komunikacyjne na drogach publicznych.</text:p>
              </text:list-item>
            </text:list>
          </table:table-cell>
        </table:table-row>
      </table:table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table:number-columns-spanned="3" office:value-type="string">
            <text:p text:style-name="P2">PRZYPADKI UŻYCI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">akcja:</text:p>
          </table:table-cell>
          <table:table-cell table:style-name="Tabela4.A2" office:value-type="string">
            <text:p text:style-name="P2">czynność:</text:p>
          </table:table-cell>
          <table:table-cell table:style-name="Tabela4.C2" office:value-type="string">
            <text:p text:style-name="P2">reakcja systemu:</text:p>
          </table:table-cell>
        </table:table-row>
        <table:table-row>
          <table:table-cell table:style-name="Tabela4.A2" office:value-type="string">
            <text:p text:style-name="P2">rejestracja użytkownika</text:p>
          </table:table-cell>
          <table:table-cell table:style-name="Tabela4.A2" office:value-type="string">
            <text:list xml:id="list3324557326956124107" text:style-name="L11">
              <text:list-item>
                <text:p text:style-name="P3">wypełnienie formularza</text:p>
              </text:list-item>
              <text:list-item>
                <text:p text:style-name="P3">kliknięcie przycisku <text:span text:style-name="T3">zarejestruj</text:span></text:p>
              </text:list-item>
            </text:list>
          </table:table-cell>
          <table:table-cell table:style-name="Tabela4.C2" office:value-type="string">
            <text:list xml:id="list35390664" text:continue-numbering="true" text:style-name="L11">
              <text:list-item>
                <text:p text:style-name="P3">dodanie nowego użytkownika do bazy danych</text:p>
              </text:list-item>
            </text:list>
          </table:table-cell>
        </table:table-row>
        <table:table-row>
          <table:table-cell table:style-name="Tabela4.A2" office:value-type="string">
            <text:p text:style-name="P2">logowanie użytkownika</text:p>
          </table:table-cell>
          <table:table-cell table:style-name="Tabela4.A2" office:value-type="string">
            <text:list xml:id="list35396324" text:continue-numbering="true" text:style-name="L11">
              <text:list-item>
                <text:p text:style-name="P3">podanie danych logowania</text:p>
              </text:list-item>
              <text:list-item>
                <text:p text:style-name="P3">kliknięcie przycisku <text:span text:style-name="T3">zaloguj</text:span></text:p>
              </text:list-item>
            </text:list>
          </table:table-cell>
          <table:table-cell table:style-name="Tabela4.C2" office:value-type="string">
            <text:list xml:id="list35378159" text:continue-numbering="true" text:style-name="L11">
              <text:list-item>
                <text:p text:style-name="P3">sprawdzenie danych logowania</text:p>
              </text:list-item>
              <text:list-item>
                <text:p text:style-name="P3">przekierowanie na stronę główną z rozszerzonymi opcjami użytkownika</text:p>
              </text:list-item>
            </text:list>
          </table:table-cell>
        </table:table-row>
        <table:table-row>
          <table:table-cell table:style-name="Tabela4.A2" office:value-type="string">
            <text:p text:style-name="P2">złożenie zamówienia</text:p>
          </table:table-cell>
          <table:table-cell table:style-name="Tabela4.A2" office:value-type="string">
            <text:list xml:id="list35403369" text:continue-numbering="true" text:style-name="L11">
              <text:list-item>
                <text:p text:style-name="P3">wybranie dań</text:p>
              </text:list-item>
              <text:list-item>
                <text:p text:style-name="P3">podanie adresu dostawy</text:p>
              </text:list-item>
              <text:list-item>
                <text:p text:style-name="P3">opłacenie zamówienia</text:p>
              </text:list-item>
            </text:list>
          </table:table-cell>
          <table:table-cell table:style-name="Tabela4.C2" office:value-type="string">
            <text:list xml:id="list35399450" text:continue-numbering="true" text:style-name="L11">
              <text:list-item>
                <text:p text:style-name="P3">dodanie nowego zamówienia do systemu</text:p>
              </text:list-item>
              <text:list-item>
                <text:p text:style-name="P3">przekazanie informacji do lokalu docelowego</text:p>
              </text:list-item>
            </text:list>
          </table:table-cell>
        </table:table-row>
        <table:table-row>
          <table:table-cell table:style-name="Tabela4.A2" office:value-type="string">
            <text:p text:style-name="P2">realizacja zamówienia</text:p>
          </table:table-cell>
          <table:table-cell table:style-name="Tabela4.A2" office:value-type="string">
            <text:list xml:id="list35391966" text:continue-numbering="true" text:style-name="L11">
              <text:list-item>
                <text:p text:style-name="P3">odczytanie zamówienia z aplikacji</text:p>
              </text:list-item>
              <text:list-item>
                <text:p text:style-name="P3">zmiana statusu zamówienia</text:p>
              </text:list-item>
            </text:list>
          </table:table-cell>
          <table:table-cell table:style-name="Tabela4.C2" office:value-type="string">
            <text:list xml:id="list35392380" text:continue-numbering="true" text:style-name="L11">
              <text:list-item>
                <text:p text:style-name="P3">aktualizacja statusu zamówienia</text:p>
              </text:list-item>
            </text:list>
          </table:table-cell>
        </table:table-row>
        <table:table-row>
          <table:table-cell table:style-name="Tabela4.A2" office:value-type="string">
            <text:p text:style-name="P2">dostawa</text:p>
          </table:table-cell>
          <table:table-cell table:style-name="Tabela4.A2" office:value-type="string">
            <text:list xml:id="list35385234" text:continue-numbering="true" text:style-name="L11">
              <text:list-item>
                <text:p text:style-name="P3">zmiana statusu zamówienia</text:p>
              </text:list-item>
              <text:list-item>
                <text:p text:style-name="P3">dostarczenie zamówienia</text:p>
              </text:list-item>
            </text:list>
          </table:table-cell>
          <table:table-cell table:style-name="Tabela4.C2" office:value-type="string">
            <text:list xml:id="list35394666" text:continue-numbering="true" text:style-name="L11">
              <text:list-item>
                <text:p text:style-name="P3">aktualizacja statusu zamówienia</text:p>
              </text:list-item>
            </text:list>
          </table:table-cell>
        </table:table-row>
        <table:table-row>
          <table:table-cell table:style-name="Tabela4.A2" office:value-type="string">
            <text:p text:style-name="P2">podgląd historii zamówień</text:p>
          </table:table-cell>
          <table:table-cell table:style-name="Tabela4.A2" office:value-type="string">
            <text:list xml:id="list35376840" text:continue-numbering="true" text:style-name="L11">
              <text:list-item>
                <text:p text:style-name="P3">wybranie odpowiedniej opcji w aplikacji</text:p>
              </text:list-item>
            </text:list>
          </table:table-cell>
          <table:table-cell table:style-name="Tabela4.C2" office:value-type="string">
            <text:list xml:id="list35393649" text:continue-numbering="true" text:style-name="L11">
              <text:list-item>
                <text:p text:style-name="P3">wyświetlenie wszystkich zamówień użytkownika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Segoe UI" svg:font-family="'Segoe UI'" style:font-adornments="Normalny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0T15:31:36.521000000</meta:creation-date>
    <dc:date>2020-03-23T15:17:59.06</dc:date>
    <meta:editing-duration>PT2H59M55S</meta:editing-duration>
    <meta:editing-cycles>7</meta:editing-cycles>
    <meta:generator>OpenOffice/4.1.7$Win32 OpenOffice.org_project/417m1$Build-9800</meta:generator>
    <meta:document-statistic meta:table-count="4" meta:image-count="0" meta:object-count="0" meta:page-count="4" meta:paragraph-count="128" meta:word-count="678" meta:character-count="5149"/>
  </office:meta>
</office:document-meta>
</file>